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style:font-face style:name="Mangal1" svg:font-family="Mangal"/>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8a8d" officeooo:paragraph-rsid="00168a8d"/>
    </style:style>
    <style:style style:name="P2" style:family="paragraph" style:parent-style-name="Standard">
      <style:text-properties officeooo:paragraph-rsid="00168a8d"/>
    </style:style>
    <style:style style:name="P3" style:family="paragraph" style:parent-style-name="Standard">
      <style:text-properties officeooo:rsid="00183d9c" officeooo:paragraph-rsid="00183d9c"/>
    </style:style>
    <style:style style:name="P4" style:family="paragraph" style:parent-style-name="Standard">
      <style:text-properties fo:font-weight="bold" officeooo:rsid="00168a8d" officeooo:paragraph-rsid="00168a8d" style:font-weight-asian="bold" style:font-weight-complex="bold"/>
    </style:style>
    <style:style style:name="P5" style:family="paragraph" style:parent-style-name="Standard">
      <style:text-properties fo:font-weight="bold" officeooo:rsid="00168a8d" officeooo:paragraph-rsid="0020a23a" style:font-weight-asian="bold" style:font-weight-complex="bold"/>
    </style:style>
    <style:style style:name="P6" style:family="paragraph" style:parent-style-name="Standard">
      <style:text-properties fo:font-weight="bold" officeooo:rsid="00168a8d" officeooo:paragraph-rsid="00258c1d" style:font-weight-asian="bold" style:font-weight-complex="bold"/>
    </style:style>
    <style:style style:name="P7" style:family="paragraph" style:parent-style-name="Standard">
      <style:text-properties fo:font-weight="bold" officeooo:paragraph-rsid="00168a8d" style:font-weight-asian="bold" style:font-weight-complex="bold"/>
    </style:style>
    <style:style style:name="P8" style:family="paragraph" style:parent-style-name="Standard">
      <style:text-properties fo:font-weight="bold" officeooo:rsid="0018eb08" officeooo:paragraph-rsid="0018eb08" style:font-weight-asian="bold" style:font-weight-complex="bold"/>
    </style:style>
    <style:style style:name="P9" style:family="paragraph" style:parent-style-name="Standard">
      <style:text-properties fo:font-weight="bold" officeooo:rsid="001a9945" officeooo:paragraph-rsid="001a9945" style:font-weight-asian="bold" style:font-weight-complex="bold"/>
    </style:style>
    <style:style style:name="P10" style:family="paragraph" style:parent-style-name="Standard">
      <style:text-properties fo:font-weight="bold" officeooo:rsid="001e480c" officeooo:paragraph-rsid="001e480c" style:font-weight-asian="bold" style:font-weight-complex="bold"/>
    </style:style>
    <style:style style:name="P11" style:family="paragraph" style:parent-style-name="Standard">
      <style:text-properties fo:font-weight="bold" officeooo:rsid="00258c1d" officeooo:paragraph-rsid="00258c1d" style:font-weight-asian="bold" style:font-weight-complex="bold"/>
    </style:style>
    <style:style style:name="P12" style:family="paragraph" style:parent-style-name="Standard">
      <style:text-properties fo:font-weight="normal" officeooo:rsid="001a9945" officeooo:paragraph-rsid="001a9945" style:font-weight-asian="normal" style:font-weight-complex="normal"/>
    </style:style>
    <style:style style:name="P13" style:family="paragraph" style:parent-style-name="Standard">
      <style:text-properties fo:font-weight="normal" officeooo:rsid="001e480c" officeooo:paragraph-rsid="001e480c" style:font-weight-asian="normal" style:font-weight-complex="normal"/>
    </style:style>
    <style:style style:name="P14" style:family="paragraph" style:parent-style-name="Standard">
      <style:text-properties fo:font-weight="normal" officeooo:rsid="00229c27" officeooo:paragraph-rsid="00229c27" style:font-weight-asian="normal" style:font-weight-complex="normal"/>
    </style:style>
    <style:style style:name="P15" style:family="paragraph" style:parent-style-name="Standard">
      <style:text-properties fo:font-weight="normal" officeooo:rsid="002302ec" officeooo:paragraph-rsid="002302ec" style:font-weight-asian="normal" style:font-weight-complex="normal"/>
    </style:style>
    <style:style style:name="P16" style:family="paragraph" style:parent-style-name="Standard">
      <style:text-properties fo:font-weight="normal" officeooo:rsid="0024e506" officeooo:paragraph-rsid="0024e506" style:font-weight-asian="normal" style:font-weight-complex="normal"/>
    </style:style>
    <style:style style:name="P17" style:family="paragraph" style:parent-style-name="Standard">
      <style:text-properties fo:font-weight="normal" officeooo:rsid="00258c1d" officeooo:paragraph-rsid="00258c1d" style:font-weight-asian="normal" style:font-weight-complex="normal"/>
    </style:style>
    <style:style style:name="P18" style:family="paragraph" style:parent-style-name="Standard">
      <style:text-properties fo:font-weight="normal" officeooo:rsid="00265cbb" officeooo:paragraph-rsid="00265cbb" style:font-weight-asian="normal" style:font-weight-complex="normal"/>
    </style:style>
    <style:style style:name="P19" style:family="paragraph" style:parent-style-name="Standard">
      <style:text-properties fo:font-weight="normal" officeooo:rsid="0026f534" officeooo:paragraph-rsid="0026f534" style:font-weight-asian="normal" style:font-weight-complex="normal"/>
    </style:style>
    <style:style style:name="P20" style:family="paragraph" style:parent-style-name="Standard">
      <style:text-properties fo:font-weight="normal" officeooo:rsid="0028d440" officeooo:paragraph-rsid="0028d440" style:font-weight-asian="normal" style:font-weight-complex="normal"/>
    </style:style>
    <style:style style:name="P21" style:family="paragraph" style:parent-style-name="Standard">
      <style:text-properties fo:font-weight="normal" officeooo:rsid="0028f8b0" officeooo:paragraph-rsid="0028f8b0" style:font-weight-asian="normal" style:font-weight-complex="normal"/>
    </style:style>
    <style:style style:name="P22" style:family="paragraph" style:parent-style-name="Standard">
      <style:text-properties fo:font-weight="normal" officeooo:rsid="002aca20" officeooo:paragraph-rsid="002aca20" style:font-weight-asian="normal" style:font-weight-complex="normal"/>
    </style:style>
    <style:style style:name="P23" style:family="paragraph" style:parent-style-name="Standard">
      <style:text-properties fo:font-weight="normal" officeooo:rsid="002bf89a" officeooo:paragraph-rsid="002bf89a" style:font-weight-asian="normal" style:font-weight-complex="normal"/>
    </style:style>
    <style:style style:name="P24" style:family="paragraph" style:parent-style-name="Standard">
      <style:text-properties fo:font-weight="normal" officeooo:rsid="002d54b2" officeooo:paragraph-rsid="002d54b2" style:font-weight-asian="normal" style:font-weight-complex="normal"/>
    </style:style>
    <style:style style:name="P25" style:family="paragraph" style:parent-style-name="Standard">
      <style:text-properties fo:font-weight="normal" officeooo:rsid="002dd47b" officeooo:paragraph-rsid="002dd47b" style:font-weight-asian="normal" style:font-weight-complex="normal"/>
    </style:style>
    <style:style style:name="P26" style:family="paragraph" style:parent-style-name="Header">
      <style:paragraph-properties fo:text-align="start" style:justify-single-word="false"/>
      <style:text-properties officeooo:rsid="002fc057" officeooo:paragraph-rsid="002fc057"/>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officeooo:rsid="00168a8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28f8b0"/>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4">En una línea, define qué es jQuery.</text:p>
      <text:p text:style-name="P1"/>
      <text:p text:style-name="P1">Es un framework javascript que simplifica la programación.</text:p>
      <text:p text:style-name="P1"/>
      <text:p text:style-name="P7"><text:span text:style-name="T3">Identifica la última versión jQuery</text:span></text:p>
      <text:p text:style-name="P2"/>
      <text:p text:style-name="P1">jQuery 21.3</text:p>
      <text:p text:style-name="P2"/>
      <text:p text:style-name="P4">Indica las diferencias entre la versión DEVELOPMENT y PRODUCTION</text:p>
      <text:p text:style-name="P1"/>
      <text:p text:style-name="P3">La versión PRODUCTION ofrece el código de manera <text:span text:style-name="T4">minificada</text:span><text:span text:style-name="T2">, es decir, comprimida y no es legible. La versión DEVELOPMENT está sin comprimir por lo que es legible para los programadores.</text:span></text:p>
      <text:p text:style-name="P1"/>
      <text:p text:style-name="P4">Indica la línea donde introduces todo el código de la librería jQuery. </text:p>
      <text:p text:style-name="P1"/>
      <text:p text:style-name="P3">&lt;script type="text/javascript" src="js/jquery-1.11.2.min.js"&gt;&lt;/script&gt;</text:p>
      <text:p text:style-name="P1"/>
      <text:p text:style-name="P4">Indica qué es el jQuery CDN.</text:p>
      <text:p text:style-name="P1"/>
      <text:p text:style-name="P3">El Jquery CDN (Content Delivery Network) es un conjunto de ubicaciones en el mundo que redistribuyen copias de las librerías de Jquery para poder utilizarlos de manera más eficiente dependiendo del lugar del que se encuentra el cliente que solicita el archivo.</text:p>
      <text:p text:style-name="P1"/>
      <text:p text:style-name="P4">Indica brevemente y con tus palabras las ventajas e inconvenientes del CDN de jQuery.</text:p>
      <text:p text:style-name="P1"/>
      <text:p text:style-name="P8">Ventajas: <text:span text:style-name="T1">Permite acelerar la carga de las páginas, mejorando los tiempos de respuesta y la experiencia del usuario.</text:span></text:p>
      <text:p text:style-name="P1"/>
      <text:p text:style-name="P8">Desventajas: <text:span text:style-name="T1">El CDN podría caerse aunque nuestro sitio web funcione. Aunque no es habitual.</text:span></text:p>
      <text:p text:style-name="P1"/>
      <text:p text:style-name="P4">Indica la línea donde introduces las últimas versiones de al menos dos jQuery CDN.</text:p>
      <text:p text:style-name="P9"/>
      <text:p text:style-name="P12">&lt;script type="text/javascript" src="https://code.jquery.com/jquery-2.1.3.min.js"&gt;&lt;/script&gt;</text:p>
      <text:p text:style-name="P12">&lt;script src="https://ajax.googleapis.com/ajax/libs/jquery/2.1.3/jquery.min.js"&gt;&lt;/script&gt;</text:p>
      <text:p text:style-name="P4"/>
      <text:p text:style-name="P4">Indica cómo jquery ejecuta un código cuando el árbol DOM está totalmente cargado. Indica el equivalente en javaScript.</text:p>
      <text:p text:style-name="P4"/>
      <text:p text:style-name="P10">Jquery:</text:p>
      <text:p text:style-name="P13">$(document).ready(function(){</text:p>
      <text:p text:style-name="P13"><text:tab/>// Código</text:p>
      <text:p text:style-name="P13">});</text:p>
      <text:p text:style-name="P13"/>
      <text:p text:style-name="P10">Javascript:</text:p>
      <text:p text:style-name="P13">window.onload = function () {</text:p>
      <text:p text:style-name="P13"><text:tab/>// Código</text:p>
      <text:p text:style-name="P13">};</text:p>
      <text:p text:style-name="P4"/>
      <text:p text:style-name="P1"><text:soft-page-break/></text:p>
      <text:p text:style-name="P1"/>
      <text:p text:style-name="P4">Función $ o función jQuery. Indica brevemente los argumentos que puedes enviarle. Añádele a la explicación un breve código de ejemplo (distinto al del manual)</text:p>
      <text:p text:style-name="P4"/>
      <text:p text:style-name="P1"><text:span text:style-name="T5">Indica cómo puedes reemplazar el clásico $(document).ready(){...} con jQuery</text:span></text:p>
      <text:p text:style-name="P1"/>
      <text:p text:style-name="P14">$(function(){</text:p>
      <text:p text:style-name="P14"><text:tab/>// Código</text:p>
      <text:p text:style-name="P14">});</text:p>
      <text:p text:style-name="P1"><text:span text:style-name="T5"/></text:p>
      <text:p text:style-name="P4">En una línea, explica qué hace el método each() de jQuery.</text:p>
      <text:p text:style-name="P4"/>
      <text:p text:style-name="P15">Realiza una iteración por todos los elementos del DOM seleccionados.</text:p>
      <text:p text:style-name="P4"/>
      <text:p text:style-name="P4">Indica el argumento que ha de enviársele al método each().</text:p>
      <text:p text:style-name="P4"/>
      <text:p text:style-name="P15">function</text:p>
      <text:p text:style-name="P4"/>
      <text:p text:style-name="P4">Englobado en el contexto del each:</text:p>
      <text:p text:style-name="P4"/>
      <text:p text:style-name="P15">Un array o un objeto</text:p>
      <text:p text:style-name="P4"/>
      <text:p text:style-name="P4">Explica la utilidad de la palabra reservada this.</text:p>
      <text:p text:style-name="P4"/>
      <text:p text:style-name="P15">this nos permite seleccionar el objeto por el que se está iterando en ese momento.</text:p>
      <text:p text:style-name="P4"/>
      <text:p text:style-name="P4">Indica cómo se utiliza el índice de la iteración.</text:p>
      <text:p text:style-name="P4"/>
      <text:p text:style-name="P15">Ejemplo:</text:p>
      <text:p text:style-name="P15"/>
      <text:p text:style-name="P15">$(“div”).each(function(indice){</text:p>
      <text:p text:style-name="P15"><text:tab/>if (i &gt; 5) {</text:p>
      <text:p text:style-name="P15"><text:tab/> <text:s text:c="6"/>$(this).css(“display”, “block”);</text:p>
      <text:p text:style-name="P15"><text:tab/>}</text:p>
      <text:p text:style-name="P15">});</text:p>
      <text:p text:style-name="P4"/>
      <text:p text:style-name="P4">Explica la utilidad de return false.</text:p>
      <text:p text:style-name="P4"/>
      <text:p text:style-name="P16">Permite salir de un bucle each como si fuese un break en un bucle for.</text:p>
      <text:p text:style-name="P4"/>
      <text:p text:style-name="P4">Indica la diferencia entre return true y no ponerlo. Explícalo mediante un trozo de código.</text:p>
      <text:p text:style-name="P4"/>
      <text:p text:style-name="P18"/>
      <text:p text:style-name="P18">La diferencia es que al dejar return true, estamos indicando que queremos ir a la siguiente iteración del bucle sin seguir ejecutando código de la iteración actual. Si no se pone return true, aunque se cumpla determinada condición y no deseamos que siga ejecutando código, lo hará igualmente.</text:p>
      <text:p text:style-name="P11"/>
      <text:p text:style-name="P11"/>
      <text:p text:style-name="P11"/>
      <text:p text:style-name="P11"><text:soft-page-break/></text:p>
      <text:p text:style-name="P11"/>
      <text:p text:style-name="P11"/>
      <text:p text:style-name="P11"/>
      <text:p text:style-name="P11"/>
      <text:p text:style-name="P11"/>
      <text:p text:style-name="P11">&lt;div&gt;ok&lt;/div&gt;</text:p>
      <text:p text:style-name="P11">&lt;div&gt;no&lt;/div&gt;</text:p>
      <text:p text:style-name="P6"/>
      <text:p text:style-name="P11"><text:tab/>$(function(){</text:p>
      <text:p text:style-name="P11"><text:tab/><text:tab/>$("div").each(function(indice){</text:p>
      <text:p text:style-name="P11"><text:tab/><text:tab/><text:tab/>if ($(this).html() == "ok"){</text:p>
      <text:p text:style-name="P11"><text:tab/><text:tab/><text:tab/><text:tab/>console.log("Correcto");</text:p>
      <text:p text:style-name="P11"><text:tab/><text:tab/><text:tab/><text:tab/>return true;<text:tab/></text:p>
      <text:p text:style-name="P11"><text:tab/><text:tab/><text:tab/>}</text:p>
      <text:p text:style-name="P11"><text:tab/><text:tab/><text:tab/>console.log("Error");</text:p>
      <text:p text:style-name="P11"><text:tab/><text:tab/>});</text:p>
      <text:p text:style-name="P11"><text:tab/>});</text:p>
      <text:p text:style-name="P11"/>
      <text:p text:style-name="P17">Con return true: </text:p>
      <text:p text:style-name="P17">Correcto</text:p>
      <text:p text:style-name="P17">Error</text:p>
      <text:p text:style-name="P17"/>
      <text:p text:style-name="P17">Sin return true:</text:p>
      <text:p text:style-name="P17">Correcto</text:p>
      <text:p text:style-name="P17">Error</text:p>
      <text:p text:style-name="P17">Error</text:p>
      <text:p text:style-name="P4"/>
      <text:p text:style-name="P4">Indica las diferencias y semejanzas entre el método size() y la propiedad length. Indica las ventajas e inconvenientes de utilizar uno u otra.</text:p>
      <text:p text:style-name="P4"/>
      <text:p text:style-name="P19">Size() es un método cuya función de devolver la cantidad de elementos es más lenta que accediendo directamente a la propiedad length de un objeto.</text:p>
      <text:p text:style-name="P19"/>
      <text:p text:style-name="P19">Length es más rápido y size() ya no se utiliza (deprecated)</text:p>
      <text:p text:style-name="P4"/>
      <text:p text:style-name="P4">Indica qué hace el método data().</text:p>
      <text:p text:style-name="P4"/>
      <text:p text:style-name="P20">Permite almacenar datos dentro de un objeto Jquery y consultarlos posteriormente, éste puede recibir uno, dos <text:span text:style-name="T6">o tres </text:span>parámetros.</text:p>
      <text:p text:style-name="P20"/>
      <text:p text:style-name="P20">data(nombre) // Consultar dato</text:p>
      <text:p text:style-name="P20">data(nombre, valor) // Introducir dato</text:p>
      <text:p text:style-name="P21">data(element, nombre, valor)</text:p>
      <text:p text:style-name="P4"/>
      <text:p text:style-name="P4">Tipos de datos admitidos por data()</text:p>
      <text:p text:style-name="P4"/>
      <text:p text:style-name="P21">Cualquier tipo de datos.</text:p>
      <text:p text:style-name="P4"/>
      <text:p text:style-name="P4">Indica qué significa que data() almacena valores por referencia.</text:p>
      <text:p text:style-name="P4"><text:soft-page-break/></text:p>
      <text:p text:style-name="P22">Significa que almacena dirección de memoria del valor.</text:p>
      <text:p text:style-name="P4"/>
      <text:p text:style-name="P4">Cuántos objetos se crean si data() opera sobre un conjunto de elementos.</text:p>
      <text:p text:style-name="P4"/>
      <text:p text:style-name="P4"/>
      <text:p text:style-name="P23">La misma cantidad de objetos que el número de elementos.</text:p>
      <text:p text:style-name="P4"/>
      <text:p text:style-name="P4">Indica qué hace el método removeData(). ¿Está sobreescrito?</text:p>
      <text:p text:style-name="P4"/>
      <text:p text:style-name="P24">Elimina el dato almacenado en un objeto.</text:p>
      <text:p text:style-name="P24">No.</text:p>
      <text:p text:style-name="P4"/>
      <text:p text:style-name="P5">Identifica con tu propio código (en una línea a ser posible) los distintos tipos de selectores.</text:p>
      <text:p text:style-name="P5"><text:s/>Indica cómo se recogen en una variable.</text:p>
      <text:p text:style-name="P5"/>
      <text:p text:style-name="P25">$(“div.lista”), $(“#idBox”),$(“.panel”)</text:p>
      <text:p text:style-name="P25"/>
      <text:p text:style-name="P25">var listas = $(“div.l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monospace"/>
    <style:font-face style:name="Mangal1" svg:font-family="Mangal"/>
    <style:font-face style:name="arial" svg:font-family="arial, helvetica, clean,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2fc057" officeooo:paragraph-rsid="002fc0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hristopher Muñoz Godenir <text:tab/><text:tab/>Jquery - Teorí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7:52:16.780000000</meta:creation-date>
    <dc:date>2015-01-15T19:36:43.177000000</dc:date>
    <meta:editing-duration>PT1H29M6S</meta:editing-duration>
    <meta:editing-cycles>25</meta:editing-cycles>
    <meta:generator>LibreOffice/4.3.3.2$Windows_x86 LibreOffice_project/9bb7eadab57b6755b1265afa86e04bf45fbfc644</meta:generator>
    <meta:document-statistic meta:table-count="0" meta:image-count="0" meta:object-count="0" meta:page-count="4" meta:paragraph-count="90" meta:word-count="651" meta:character-count="4368" meta:non-whitespace-character-count="3763"/>
  </office:meta>
</office:document-meta>
</file>